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fcdf" officeooo:paragraph-rsid="0006fc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umerated types</text:p>
      <text:p text:style-name="P1">BY ALEX ON JUNE 19TH, 2007 | LAST MODIFIED BY ALEX ON MARCH 9TH, 2016</text:p>
      <text:p text:style-name="P1">C++ allows programmers to create their own data types. Perhaps the simplest method for doing so is via an enumerated type. An enumerated type (also called an enumeration) is a data type where every possible value is defined as a symbolic constant (called an enumerator). Enumerations are declared via the enum keyword. Let’s look at an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 Declare a new enumeration named Color</text:p>
      <text:p text:style-name="P1">enum Color</text:p>
      <text:p text:style-name="P1">{</text:p>
      <text:p text:style-name="P1"><text:s text:c="4"/>// Here are the enumerators</text:p>
      <text:p text:style-name="P1"><text:s text:c="4"/>// These define all the possible values this type can hold</text:p>
      <text:p text:style-name="P1"><text:s text:c="4"/>// Each enumerator is separated by a comma, not a semicolon</text:p>
      <text:p text:style-name="P1"><text:s text:c="4"/>COLOR_BLACK,</text:p>
      <text:p text:style-name="P1"><text:s text:c="4"/>COLOR_RED,</text:p>
      <text:p text:style-name="P1"><text:s text:c="4"/>COLOR_BLUE,</text:p>
      <text:p text:style-name="P1"><text:s text:c="4"/>COLOR_GREEN,</text:p>
      <text:p text:style-name="P1"><text:s text:c="4"/>COLOR_WHITE,</text:p>
      <text:p text:style-name="P1"><text:s text:c="4"/>COLOR_CYAN,</text:p>
      <text:p text:style-name="P1"><text:s text:c="4"/>COLOR_YELLOW,</text:p>
      <text:p text:style-name="P1"><text:s text:c="4"/>COLOR_MAGENTA // for maximum compatibility, the last enumerator should not have a comma</text:p>
      <text:p text:style-name="P1">}; // however the enum itself must end with a semicolon</text:p>
      <text:p text:style-name="P1"><text:s/></text:p>
      <text:p text:style-name="P1">// Define a few variables of enumerated type Color</text:p>
      <text:p text:style-name="P1">Color paint = COLOR_WHITE;</text:p>
      <text:p text:style-name="P1">Color house(COLOR_BLUE);</text:p>
      <text:p text:style-name="P1">Declaring an enumeration does not allocate any memory. When a variable of the enumerated type is defined (such as variable paint in the example above), memory is allocated for that variable at that time.</text:p>
      <text:p text:style-name="P1"/>
      <text:p text:style-name="P1">Note that each enumerator is separated by a comma, and the entire enumeration is ended with a semicolon.</text:p>
      <text:p text:style-name="P1"><text:soft-page-break/></text:p>
      <text:p text:style-name="P1">Naming enums</text:p>
      <text:p text:style-name="P1"/>
      <text:p text:style-name="P1">Enum identifiers are often named starting with a capital letter, and the enumerators are often named using all caps. Because enumerators are placed into the same namespace as the enumeration, an enumerator name can’t be used in multiple enumerations within the same namespac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enum Color</text:p>
      <text:p text:style-name="P1">{</text:p>
      <text:p text:style-name="P1">RED,</text:p>
      <text:p text:style-name="P1">BLUE, // BLUE is put into the global namespace</text:p>
      <text:p text:style-name="P1">GREEN</text:p>
      <text:p text:style-name="P1">};</text:p>
      <text:p text:style-name="P1"><text:s/></text:p>
      <text:p text:style-name="P1">enum Feeling</text:p>
      <text:p text:style-name="P1">{</text:p>
      <text:p text:style-name="P1">HAPPY,</text:p>
      <text:p text:style-name="P1">TIRED,</text:p>
      <text:p text:style-name="P1">BLUE // error, BLUE was already used in enum Color in the global namespace</text:p>
      <text:p text:style-name="P1">};</text:p>
      <text:p text:style-name="P1">Consequently, it’s common to prefix enumerators with a standard prefix like ANIMAL_ or COLOR_, both to prevent naming conflicts and for code documentation purposes.</text:p>
      <text:p text:style-name="P1"/>
      <text:p text:style-name="P1">Enumerator values</text:p>
      <text:p text:style-name="P1"/>
      <text:p text:style-name="P1">Each enumerator is automatically assigned an integer value based on its position in the enumeration list. By default, the first enumerator is assigned the integer value 0, and each subsequent enumerator has a value one greater than the previous enumerato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text:soft-page-break/>11</text:p>
      <text:p text:style-name="P1">12</text:p>
      <text:p text:style-name="P1">13</text:p>
      <text:p text:style-name="P1">14</text:p>
      <text:p text:style-name="P1">enum Color</text:p>
      <text:p text:style-name="P1">{</text:p>
      <text:p text:style-name="P1"><text:s text:c="4"/>COLOR_BLACK, // assigned 0</text:p>
      <text:p text:style-name="P1"><text:s text:c="4"/>COLOR_RED, // assigned 1</text:p>
      <text:p text:style-name="P1"><text:s text:c="4"/>COLOR_BLUE, // assigned 2</text:p>
      <text:p text:style-name="P1"><text:s text:c="4"/>COLOR_GREEN, // assigned 3</text:p>
      <text:p text:style-name="P1"><text:s text:c="4"/>COLOR_WHITE, // assigned 4</text:p>
      <text:p text:style-name="P1"><text:s text:c="4"/>COLOR_CYAN, // assigned 5</text:p>
      <text:p text:style-name="P1"><text:s text:c="4"/>COLOR_YELLOW, // assigned 6</text:p>
      <text:p text:style-name="P1"><text:s text:c="4"/>COLOR_MAGENTA // assigned 7</text:p>
      <text:p text:style-name="P1">};</text:p>
      <text:p text:style-name="P1"><text:s/></text:p>
      <text:p text:style-name="P1">Color paint(COLOR_WHITE);</text:p>
      <text:p text:style-name="P1">std::cout &lt;&lt; paint;</text:p>
      <text:p text:style-name="P1">The cout statement above prints the value 4.</text:p>
      <text:p text:style-name="P1"/>
      <text:p text:style-name="P1">It is possible to explicitly define the value of enumerator. These integer values can be positive or negative and can share the same value as other enumerators. Any non-defined enumerators are given a value one greater than the previous enumerato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 define a new enum named Animal</text:p>
      <text:p text:style-name="P1">enum Animal</text:p>
      <text:p text:style-name="P1">{</text:p>
      <text:p text:style-name="P1"><text:s text:c="4"/>ANIMAL_CAT = -3,</text:p>
      <text:p text:style-name="P1"><text:s text:c="4"/>ANIMAL_DOG, // assigned -2</text:p>
      <text:p text:style-name="P1"><text:s text:c="4"/>ANIMAL_PIG, // assigned -1</text:p>
      <text:p text:style-name="P1"><text:s text:c="4"/>ANIMAL_HORSE = 5,</text:p>
      <text:p text:style-name="P1"><text:s text:c="4"/>ANIMAL_GIRAFFE = 5, // shares same value as ANIMAL_HORSE</text:p>
      <text:p text:style-name="P1"><text:s text:c="4"/>ANIMAL_CHICKEN // assigned 6</text:p>
      <text:p text:style-name="P1">};</text:p>
      <text:p text:style-name="P1">Note in this case, ANIMAL_HORSE and ANIMAL_GIRAFFE have been given the same value. When this happens, the enumerations become non-distinct -- essentially, ANIMAL_HORSE and ANIMAL_GIRAFFE are interchangeable. Although C++ allows it, assigning the same value to two enumerators in the same enumeration should generally be avoided.</text:p>
      <text:p text:style-name="P1"/>
      <text:p text:style-name="P1">Best practice: Don’t assign specific values to your enumerators.</text:p>
      <text:p text:style-name="P1">Rule: Don’t assign the same value to two enumerators in the same enumeration unless there’s a very good reason.</text:p>
      <text:p text:style-name="P1"><text:soft-page-break/></text:p>
      <text:p text:style-name="P1">Enum type evaluation and input/output</text:p>
      <text:p text:style-name="P1"/>
      <text:p text:style-name="P1">Because enumerated values evaluate to integers, they can be assigned to integer variables. This means they can also be output (as integers), since std::cout knows how to output integers.</text:p>
      <text:p text:style-name="P1"/>
      <text:p text:style-name="P1">1</text:p>
      <text:p text:style-name="P1">2</text:p>
      <text:p text:style-name="P1">int mypet = ANIMAL_PIG;</text:p>
      <text:p text:style-name="P1">std::cout &lt;&lt; ANIMAL_HORSE; // evaluates to integer before being passed to std::cout</text:p>
      <text:p text:style-name="P1">This produces the result:</text:p>
      <text:p text:style-name="P1"/>
      <text:p text:style-name="P1">5</text:p>
      <text:p text:style-name="P1">The compiler will not implicitly convert an integer to an enumerated value. The following will produce a compiler error:</text:p>
      <text:p text:style-name="P1"/>
      <text:p text:style-name="P1">1</text:p>
      <text:p text:style-name="P1">Animal animal = 5; // will cause compiler error</text:p>
      <text:p text:style-name="P1">However, you can force it to do so via a static_cast:</text:p>
      <text:p text:style-name="P1"/>
      <text:p text:style-name="P1">1</text:p>
      <text:p text:style-name="P1">Color color = static_cast&lt;Color&gt;(5); // ugly</text:p>
      <text:p text:style-name="P1">The compiler also will not let you input an enum using std::ci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enum Color</text:p>
      <text:p text:style-name="P1">{</text:p>
      <text:p text:style-name="P1"><text:s text:c="4"/>COLOR_BLACK, // assigned 0</text:p>
      <text:p text:style-name="P1"><text:s text:c="4"/>COLOR_RED, // assigned 1</text:p>
      <text:p text:style-name="P1"><text:s text:c="4"/>COLOR_BLUE, // assigned 2</text:p>
      <text:p text:style-name="P1"><text:s text:c="4"/>COLOR_GREEN, // assigned 3</text:p>
      <text:p text:style-name="P1"><text:s text:c="4"/>COLOR_WHITE, // assigned 4</text:p>
      <text:p text:style-name="P1"><text:s text:c="4"/>COLOR_CYAN, // assigned 5</text:p>
      <text:p text:style-name="P1"><text:s text:c="4"/>COLOR_YELLOW, // assigned 6</text:p>
      <text:p text:style-name="P1"><text:s text:c="4"/>COLOR_MAGENTA // assigned 7</text:p>
      <text:p text:style-name="P1">};</text:p>
      <text:p text:style-name="P1"><text:s/></text:p>
      <text:p text:style-name="P1">Color color;</text:p>
      <text:p text:style-name="P1">std::cin &gt;&gt; color; // will cause compiler error</text:p>
      <text:p text:style-name="P1"><text:soft-page-break/>One workaround is to read in an integer, and use a static_cast to force the compiler to put an integer value into an enumerated type:</text:p>
      <text:p text:style-name="P1"/>
      <text:p text:style-name="P1">1</text:p>
      <text:p text:style-name="P1">2</text:p>
      <text:p text:style-name="P1">3</text:p>
      <text:p text:style-name="P1">4</text:p>
      <text:p text:style-name="P1">int inputColor;</text:p>
      <text:p text:style-name="P1">std::cin &gt;&gt; inputColor;</text:p>
      <text:p text:style-name="P1"><text:s/></text:p>
      <text:p text:style-name="P1">Color color = static_cast&lt;Color&gt;(inputColor);</text:p>
      <text:p text:style-name="P1">Each enumerated type is considered a distinct type. Consequently, trying to assign enumerators from one enum type to another enum type will cause a compile error:</text:p>
      <text:p text:style-name="P1"/>
      <text:p text:style-name="P1">1</text:p>
      <text:p text:style-name="P1">Animal animal = COLOR_BLUE; // will cause compiler error</text:p>
      <text:p text:style-name="P1">As with constant variables, enumerated types show up in the debugger, making them more useful than #defined values in this regard.</text:p>
      <text:p text:style-name="P1"/>
      <text:p text:style-name="P1">Printing enumerators</text:p>
      <text:p text:style-name="P1"/>
      <text:p text:style-name="P1">As you saw above, trying to print an enumerated value using std::cout results in the integer value of the enumerator being printed. So how can you print the enumerator itself as text? One way to do so is to write a function and use an if stateme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text:soft-page-break/>28</text:p>
      <text:p text:style-name="P1">29</text:p>
      <text:p text:style-name="P1">30</text:p>
      <text:p text:style-name="P1">31</text:p>
      <text:p text:style-name="P1">32</text:p>
      <text:p text:style-name="P1">33</text:p>
      <text:p text:style-name="P1">enum Color</text:p>
      <text:p text:style-name="P1">{</text:p>
      <text:p text:style-name="P1"><text:s text:c="4"/>COLOR_BLACK, // assigned 0</text:p>
      <text:p text:style-name="P1"><text:s text:c="4"/>COLOR_RED, // assigned 1</text:p>
      <text:p text:style-name="P1"><text:s text:c="4"/>COLOR_BLUE, // assigned 2</text:p>
      <text:p text:style-name="P1"><text:s text:c="4"/>COLOR_GREEN, // assigned 3</text:p>
      <text:p text:style-name="P1"><text:s text:c="4"/>COLOR_WHITE, // assigned 4</text:p>
      <text:p text:style-name="P1"><text:s text:c="4"/>COLOR_CYAN, // assigned 5</text:p>
      <text:p text:style-name="P1"><text:s text:c="4"/>COLOR_YELLOW, // assigned 6</text:p>
      <text:p text:style-name="P1"><text:s text:c="4"/>COLOR_MAGENTA // assigned 7</text:p>
      <text:p text:style-name="P1">};</text:p>
      <text:p text:style-name="P1"><text:s/></text:p>
      <text:p text:style-name="P1">void printColor(Color color)</text:p>
      <text:p text:style-name="P1">{</text:p>
      <text:p text:style-name="P1"><text:s text:c="4"/>if (color == COLOR_BLACK)</text:p>
      <text:p text:style-name="P1"><text:s text:c="8"/>std::cout &lt;&lt; "Black";</text:p>
      <text:p text:style-name="P1"><text:s text:c="4"/>else if (color == COLOR_RED)</text:p>
      <text:p text:style-name="P1"><text:s text:c="8"/>std::cout &lt;&lt; "Red";</text:p>
      <text:p text:style-name="P1"><text:s text:c="4"/>else if (color == COLOR_BLUE)</text:p>
      <text:p text:style-name="P1"><text:s text:c="8"/>std::cout &lt;&lt; "Blue";</text:p>
      <text:p text:style-name="P1"><text:s text:c="4"/>else if (color == COLOR_GREEN)</text:p>
      <text:p text:style-name="P1"><text:s text:c="8"/>std::cout &lt;&lt; "Green";</text:p>
      <text:p text:style-name="P1"><text:s text:c="4"/>else if (color == COLOR_WHITE)</text:p>
      <text:p text:style-name="P1"><text:s text:c="8"/>std::cout &lt;&lt; "White";</text:p>
      <text:p text:style-name="P1"><text:s text:c="4"/>else if (color == COLOR_CYAN)</text:p>
      <text:p text:style-name="P1"><text:s text:c="8"/>std::cout &lt;&lt; "Cyan";</text:p>
      <text:p text:style-name="P1"><text:s text:c="4"/>else if (color == COLOR_YELLOW)</text:p>
      <text:p text:style-name="P1"><text:s text:c="8"/>std::cout &lt;&lt; "Yellow";</text:p>
      <text:p text:style-name="P1"><text:s text:c="4"/>else if (color == COLOR_MAGENTA)</text:p>
      <text:p text:style-name="P1"><text:s text:c="8"/>std::cout &lt;&lt; "Magenta";</text:p>
      <text:p text:style-name="P1"><text:s text:c="4"/>else</text:p>
      <text:p text:style-name="P1"><text:s text:c="8"/>std::cout &lt;&lt; "Who knows!";</text:p>
      <text:p text:style-name="P1">}</text:p>
      <text:p text:style-name="P1">Once you’ve learned to use switch statements, you’ll probably want to use those instead of a bunch of if/else statements, as it’s a little more readable.</text:p>
      <text:p text:style-name="P1"/>
      <text:p text:style-name="P1">Enum allocation and forward declaration</text:p>
      <text:p text:style-name="P1"/>
      <text:p text:style-name="P1">Enum types are considered part of the integer family of types, and it’s up to the compiler to determine how much memory to allocate for an enum variable. The C++ standard says the enum size needs to be large enough to represent all of the enumerator values. Most often, it will make enum variables the same size as a standard int.</text:p>
      <text:p text:style-name="P1"/>
      <text:p text:style-name="P1">Because the compiler needs to know how much memory to allocate for an enumeration, you cannot forward declare enum types. However, there is an easy workaround. Because defining an enumeration does not allocate any memory, if an enumeration is needed in multiple files, it is fine to <text:soft-page-break/>define the enumeration in a header, and #include that header wherever needed.</text:p>
      <text:p text:style-name="P1"/>
      <text:p text:style-name="P1">What are enumerators useful for?</text:p>
      <text:p text:style-name="P1"/>
      <text:p text:style-name="P1">Enumerated types are incredibly useful for code documentation and readability purposes when you need to represent a specific, predefined set of states.</text:p>
      <text:p text:style-name="P1"/>
      <text:p text:style-name="P1">For example, functions often return integers to the caller to represent error codes when something went wrong inside the function. Typically, small negative numbers are used to represent different possible error codes. For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t readFileContents()</text:p>
      <text:p text:style-name="P1">{</text:p>
      <text:p text:style-name="P1"><text:s text:c="4"/>if (!openFile())</text:p>
      <text:p text:style-name="P1"><text:s text:c="8"/>return -1;</text:p>
      <text:p text:style-name="P1"><text:s text:c="4"/>if (!readFile())</text:p>
      <text:p text:style-name="P1"><text:s text:c="8"/>return -2;</text:p>
      <text:p text:style-name="P1"><text:s text:c="4"/>if (!parseFile())</text:p>
      <text:p text:style-name="P1"><text:s text:c="8"/>return -3;</text:p>
      <text:p text:style-name="P1"><text:s/></text:p>
      <text:p text:style-name="P1"><text:s text:c="4"/>return 0; // success</text:p>
      <text:p text:style-name="P1">}</text:p>
      <text:p text:style-name="P1">However, using magic numbers like this isn’t very descriptive. An alternative method would be through use of an enumerated typ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text:soft-page-break/>17</text:p>
      <text:p text:style-name="P1">18</text:p>
      <text:p text:style-name="P1">19</text:p>
      <text:p text:style-name="P1">enum ParseResult</text:p>
      <text:p text:style-name="P1">{</text:p>
      <text:p text:style-name="P1"><text:s text:c="4"/>SUCCESS = 0,</text:p>
      <text:p text:style-name="P1"><text:s text:c="4"/>ERROR_OPENING_FILE = -1,</text:p>
      <text:p text:style-name="P1"><text:s text:c="4"/>ERROR_READING_FILE = -2,</text:p>
      <text:p text:style-name="P1"><text:s text:c="4"/>ERROR_PARSING_FILE = -3</text:p>
      <text:p text:style-name="P1">};</text:p>
      <text:p text:style-name="P1"><text:s/></text:p>
      <text:p text:style-name="P1">ParseResult readFileContents()</text:p>
      <text:p text:style-name="P1">{</text:p>
      <text:p text:style-name="P1"><text:s text:c="4"/>if (!openFile())</text:p>
      <text:p text:style-name="P1"><text:s text:c="8"/>return ERROR_OPENING_FILE;</text:p>
      <text:p text:style-name="P1"><text:s text:c="4"/>if (!readFile())</text:p>
      <text:p text:style-name="P1"><text:s text:c="8"/>return ERROR_READING_FILE;</text:p>
      <text:p text:style-name="P1"><text:s text:c="4"/>if (!parsefile())</text:p>
      <text:p text:style-name="P1"><text:s text:c="8"/>return ERROR_PARSING_FILE;</text:p>
      <text:p text:style-name="P1"><text:s/></text:p>
      <text:p text:style-name="P1"><text:s text:c="4"/>return SUCCESS;</text:p>
      <text:p text:style-name="P1">}</text:p>
      <text:p text:style-name="P1">This is much easier to read and understand than using magic number return values. Furthermore, the caller can test the function’s return value against the appropriate enumerator, which is easier to understand than testing the return result for a specific integer value.</text:p>
      <text:p text:style-name="P1"/>
      <text:p text:style-name="P1">1</text:p>
      <text:p text:style-name="P1">2</text:p>
      <text:p text:style-name="P1">3</text:p>
      <text:p text:style-name="P1">4</text:p>
      <text:p text:style-name="P1">5</text:p>
      <text:p text:style-name="P1">6</text:p>
      <text:p text:style-name="P1">7</text:p>
      <text:p text:style-name="P1">8</text:p>
      <text:p text:style-name="P1">if (readFileContents() == SUCCESS)</text:p>
      <text:p text:style-name="P1"><text:s text:c="4"/>{</text:p>
      <text:p text:style-name="P1"><text:s text:c="4"/>// do something</text:p>
      <text:p text:style-name="P1"><text:s text:c="4"/>}</text:p>
      <text:p text:style-name="P1">else</text:p>
      <text:p text:style-name="P1"><text:s text:c="4"/>{</text:p>
      <text:p text:style-name="P1"><text:s text:c="4"/>// print error message</text:p>
      <text:p text:style-name="P1"><text:s text:c="4"/>}</text:p>
      <text:p text:style-name="P1">Enumerated types are best used when defining a set of related identifiers. For example, let’s say you were writing a game where the player can carry one item, but that item can be several different types. You could do this:</text:p>
      <text:p text:style-name="P1"/>
      <text:p text:style-name="P1">1</text:p>
      <text:p text:style-name="P1">2</text:p>
      <text:p text:style-name="P1">3</text:p>
      <text:p text:style-name="P1">4</text:p>
      <text:p text:style-name="P1">5</text:p>
      <text:p text:style-name="P1">6</text:p>
      <text:p text:style-name="P1"><text:soft-page-break/>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include &lt;iostream&gt;</text:p>
      <text:p text:style-name="P1">#include &lt;string&gt;</text:p>
      <text:p text:style-name="P1"><text:s/></text:p>
      <text:p text:style-name="P1">enum ItemType</text:p>
      <text:p text:style-name="P1">{</text:p>
      <text:p text:style-name="P1"><text:s text:c="4"/>ITEMTYPE_SWORD,</text:p>
      <text:p text:style-name="P1"><text:s text:c="4"/>ITEMTYPE_TORCH,</text:p>
      <text:p text:style-name="P1"><text:s text:c="4"/>ITEMTYPE_POTION</text:p>
      <text:p text:style-name="P1">};</text:p>
      <text:p text:style-name="P1"><text:s/></text:p>
      <text:p text:style-name="P1">std::string getItemName(ItemType itemType)</text:p>
      <text:p text:style-name="P1">{</text:p>
      <text:p text:style-name="P1"><text:s text:c="4"/>if (itemType == ITEMTYPE_SWORD)</text:p>
      <text:p text:style-name="P1"><text:s text:c="8"/>return std::string("Sword");</text:p>
      <text:p text:style-name="P1"><text:s text:c="4"/>if (itemType == ITEMTYPE_TORCH)</text:p>
      <text:p text:style-name="P1"><text:s text:c="8"/>return std::string("Torch");</text:p>
      <text:p text:style-name="P1"><text:s text:c="4"/>if (itemType == ITEMTYPE_POTION)</text:p>
      <text:p text:style-name="P1"><text:s text:c="8"/>return std::string("Potion");</text:p>
      <text:p text:style-name="P1">}</text:p>
      <text:p text:style-name="P1"><text:s/></text:p>
      <text:p text:style-name="P1">int main()</text:p>
      <text:p text:style-name="P1">{</text:p>
      <text:p text:style-name="P1"><text:s text:c="4"/>// ItemType is the enumerated type we've declared above.</text:p>
      <text:p text:style-name="P1"><text:s text:c="4"/>// itemType (lower case i) is the name of the variable we're defining (of type ItemType).</text:p>
      <text:p text:style-name="P1"><text:s text:c="4"/>// ITEMTYPE_TORCH is the enumerated value we're initializing variable itemType with.</text:p>
      <text:p text:style-name="P1"><text:s text:c="4"/>ItemType itemType(ITEMTYPE_TORCH);</text:p>
      <text:p text:style-name="P1"><text:s/></text:p>
      <text:p text:style-name="P1"><text:soft-page-break/><text:s text:c="4"/>std::cout &lt;&lt; "You are carrying a " &lt;&lt; getItemName(itemType) &lt;&lt; "\n";</text:p>
      <text:p text:style-name="P1"><text:s/></text:p>
      <text:p text:style-name="P1"><text:s text:c="4"/>return 0;</text:p>
      <text:p text:style-name="P1">}</text:p>
      <text:p text:style-name="P1">Or alternatively, if you were writing a function to sort a bunch of value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enum SortType</text:p>
      <text:p text:style-name="P1">{</text:p>
      <text:p text:style-name="P1"><text:s text:c="4"/>SORTTYPE_FORWARD,</text:p>
      <text:p text:style-name="P1"><text:s text:c="4"/>SORTTYPE_BACKWARDS</text:p>
      <text:p text:style-name="P1">};</text:p>
      <text:p text:style-name="P1"><text:s/></text:p>
      <text:p text:style-name="P1">void sortData(SortType type)</text:p>
      <text:p text:style-name="P1">{</text:p>
      <text:p text:style-name="P1"><text:s text:c="4"/>if (type == SORTTYPE_FORWARD)</text:p>
      <text:p text:style-name="P1"><text:s text:c="8"/>// sort data in forward order</text:p>
      <text:p text:style-name="P1"><text:s text:c="4"/>else if (type == SORTTYPE_BACKWARDS)</text:p>
      <text:p text:style-name="P1"><text:s text:c="8"/>// sort data in backwards order</text:p>
      <text:p text:style-name="P1">}</text:p>
      <text:p text:style-name="P1">Many languages use Enumerations to define booleans. A boolean is essentially just an enumeration with 2 enumerators: false and true! However, in C++, true and false are defined as keywords instead of enumerators.</text:p>
      <text:p text:style-name="P1"/>
      <text:p text:style-name="P1">Quiz</text:p>
      <text:p text:style-name="P1"/>
      <text:p text:style-name="P1">1) Define an enumerated type to choose between the following monster types: orcs, goblins, trolls, ogres, and skeletons.</text:p>
      <text:p text:style-name="P1"/>
      <text:p text:style-name="P1">2) Declare a variable of the enumerated type you defined in question 1 and assign it the troll type.</text:p>
      <text:p text:style-name="P1"/>
      <text:p text:style-name="P1">3) True or false. Enumerators can be:</text:p>
      <text:p text:style-name="P1">3a) assigned integer values</text:p>
      <text:p text:style-name="P1">3b) not assigned a value</text:p>
      <text:p text:style-name="P1">3c) explicitly assigned floating point values</text:p>
      <text:p text:style-name="P1">3d) negative</text:p>
      <text:p text:style-name="P1">3e) non-unique</text:p>
      <text:p text:style-name="P1">3f) assigned the value of prior enumerators (eg. COLOR_MAGENTA = COLOR_RED)</text:p>
      <text:p text:style-name="P1"/>
      <text:p text:style-name="P1">Quiz answers</text:p>
      <text:p text:style-name="P1"><text:soft-page-break/></text:p>
      <text:p text:style-name="P1">1)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enum MonsterType</text:p>
      <text:p text:style-name="P1">{</text:p>
      <text:p text:style-name="P1"><text:s text:c="4"/>MONSTER_ORC,</text:p>
      <text:p text:style-name="P1"><text:s text:c="4"/>MONSTER_GOBLIN,</text:p>
      <text:p text:style-name="P1"><text:s text:c="4"/>MONSTER_TROLL,</text:p>
      <text:p text:style-name="P1"><text:s text:c="4"/>MONSTER_OGRE,</text:p>
      <text:p text:style-name="P1"><text:s text:c="4"/>MONSTER_SKELETON</text:p>
      <text:p text:style-name="P1">};</text:p>
      <text:p text:style-name="P1">2) Hide Solution</text:p>
      <text:p text:style-name="P1"/>
      <text:p text:style-name="P1">1</text:p>
      <text:p text:style-name="P1">MonsterType eMonsterType = MONSTER_TROLL;</text:p>
      <text:p text:style-name="P1">3) Hide Solution</text:p>
      <text:p text:style-name="P1"/>
      <text:p text:style-name="P1">3a) True.</text:p>
      <text:p text:style-name="P1">3b) True. Enumerators not assigned a value will be implicitly assigned the integer value of the previous enumerator + 1. If there is no previous enumerator, the numerator will assume value 0.</text:p>
      <text:p text:style-name="P1">3c) False.</text:p>
      <text:p text:style-name="P1">3d) True.</text:p>
      <text:p text:style-name="P1">3e) True.</text:p>
      <text:p text:style-name="P1">3f) True. Since enumerators evaluate to integers, and integers can be assigned to enumerators, enumerators can be assigned to other enumerators (though there is typically little reason to do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35:59.399419151</meta:creation-date>
    <dc:date>2016-03-14T00:37:28.828682023</dc:date>
    <meta:editing-duration>P0D</meta:editing-duration>
    <meta:editing-cycles>1</meta:editing-cycles>
    <meta:document-statistic meta:table-count="0" meta:image-count="0" meta:object-count="0" meta:page-count="11" meta:paragraph-count="465" meta:word-count="1886" meta:character-count="11347" meta:non-whitespace-character-count="9380"/>
    <meta:generator>LibreOffice/4.2.8.2$Linux_X86_64 LibreOffice_project/420m0$Build-2</meta:generator>
  </office:meta>
</office:document-meta>
</file>